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50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3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1cm" svg:height="1.601cm" svg:x="23.132cm" svg:y="7.692cm" svg:viewBox="0 0 1602 1602" draw:points="0,1602 1602,1602 1602,0 0,0">
          <text:p/>
        </draw:polygon>
        <draw:polygon draw:style-name="gr2" draw:text-style-name="P2" draw:layer="layout" svg:width="4.798cm" svg:height="1.601cm" svg:x="24.73cm" svg:y="7.692cm" svg:viewBox="0 0 4799 1602" draw:points="0,1602 4799,1602 4799,0 0,0">
          <text:p/>
        </draw:polygon>
        <draw:polygon draw:style-name="gr2" draw:text-style-name="P2" draw:layer="layout" svg:width="1.601cm" svg:height="1.601cm" svg:x="23.132cm" svg:y="9.29cm" svg:viewBox="0 0 1602 1602" draw:points="0,1602 1602,1602 1602,0 0,0">
          <text:p/>
        </draw:polygon>
        <draw:polygon draw:style-name="gr3" draw:text-style-name="P1" draw:layer="layout" svg:width="1.601cm" svg:height="1.601cm" svg:x="24.73cm" svg:y="9.29cm" svg:viewBox="0 0 1602 1602" draw:points="0,1602 1602,1602 1602,0 0,0">
          <text:p/>
        </draw:polygon>
        <draw:polygon draw:style-name="gr2" draw:text-style-name="P2" draw:layer="layout" svg:width="3.2cm" svg:height="1.601cm" svg:x="26.331cm" svg:y="9.29cm" svg:viewBox="0 0 3201 1602" draw:points="0,1602 3201,1602 3201,0 0,0">
          <text:p/>
        </draw:polygon>
        <draw:polygon draw:style-name="gr2" draw:text-style-name="P2" draw:layer="layout" svg:width="3.199cm" svg:height="1.601cm" svg:x="23.132cm" svg:y="10.888cm" svg:viewBox="0 0 3200 1602" draw:points="0,1602 3200,1602 3200,0 0,0">
          <text:p/>
        </draw:polygon>
        <draw:polygon draw:style-name="gr3" draw:text-style-name="P1" draw:layer="layout" svg:width="1.602cm" svg:height="1.601cm" svg:x="26.331cm" svg:y="10.888cm" svg:viewBox="0 0 1603 1602" draw:points="0,1602 1603,1602 1603,0 0,0">
          <text:p/>
        </draw:polygon>
        <draw:polygon draw:style-name="gr2" draw:text-style-name="P2" draw:layer="layout" svg:width="1.601cm" svg:height="1.601cm" svg:x="27.93cm" svg:y="10.888cm" svg:viewBox="0 0 1602 1602" draw:points="0,1602 1602,1602 1602,0 0,0">
          <text:p/>
        </draw:polygon>
        <draw:polygon draw:style-name="gr2" draw:text-style-name="P2" draw:layer="layout" svg:width="4.798cm" svg:height="1.601cm" svg:x="23.132cm" svg:y="12.486cm" svg:viewBox="0 0 4799 1602" draw:points="0,1602 4799,1602 4799,0 0,0">
          <text:p/>
        </draw:polygon>
        <draw:polygon draw:style-name="gr1" draw:text-style-name="P1" draw:layer="layout" svg:width="1.601cm" svg:height="1.601cm" svg:x="27.93cm" svg:y="12.486cm" svg:viewBox="0 0 1602 1602" draw:points="0,1602 1602,1602 1602,0 0,0">
          <text:p/>
        </draw:polygon>
        <draw:line draw:style-name="gr4" draw:text-style-name="P3" draw:layer="layout" svg:x1="23.135cm" svg:y1="7.695cm" svg:x2="29.531cm" svg:y2="7.695cm">
          <text:p/>
        </draw:line>
        <draw:line draw:style-name="gr4" draw:text-style-name="P3" draw:layer="layout" svg:x1="23.135cm" svg:y1="9.293cm" svg:x2="29.531cm" svg:y2="9.293cm">
          <text:p/>
        </draw:line>
        <draw:line draw:style-name="gr4" draw:text-style-name="P3" draw:layer="layout" svg:x1="23.135cm" svg:y1="10.891cm" svg:x2="29.531cm" svg:y2="10.891cm">
          <text:p/>
        </draw:line>
        <draw:line draw:style-name="gr4" draw:text-style-name="P3" draw:layer="layout" svg:x1="23.135cm" svg:y1="12.493cm" svg:x2="24.737cm" svg:y2="12.493cm">
          <text:p/>
        </draw:line>
        <draw:line draw:style-name="gr4" draw:text-style-name="P3" draw:layer="layout" svg:x1="23.135cm" svg:y1="14.091cm" svg:x2="24.737cm" svg:y2="14.091cm">
          <text:p/>
        </draw:line>
        <draw:line draw:style-name="gr4" draw:text-style-name="P3" draw:layer="layout" svg:x1="24.733cm" svg:y1="12.493cm" svg:x2="26.335cm" svg:y2="12.493cm">
          <text:p/>
        </draw:line>
        <draw:line draw:style-name="gr4" draw:text-style-name="P3" draw:layer="layout" svg:x1="24.733cm" svg:y1="14.091cm" svg:x2="26.335cm" svg:y2="14.091cm">
          <text:p/>
        </draw:line>
        <draw:line draw:style-name="gr4" draw:text-style-name="P3" draw:layer="layout" svg:x1="26.331cm" svg:y1="12.493cm" svg:x2="27.933cm" svg:y2="12.493cm">
          <text:p/>
        </draw:line>
        <draw:line draw:style-name="gr4" draw:text-style-name="P3" draw:layer="layout" svg:x1="26.331cm" svg:y1="14.091cm" svg:x2="27.933cm" svg:y2="14.091cm">
          <text:p/>
        </draw:line>
        <draw:line draw:style-name="gr4" draw:text-style-name="P3" draw:layer="layout" svg:x1="27.933cm" svg:y1="12.493cm" svg:x2="29.531cm" svg:y2="12.493cm">
          <text:p/>
        </draw:line>
        <draw:line draw:style-name="gr4" draw:text-style-name="P3" draw:layer="layout" svg:x1="27.933cm" svg:y1="14.091cm" svg:x2="29.531cm" svg:y2="14.091cm">
          <text:p/>
        </draw:line>
        <draw:line draw:style-name="gr4" draw:text-style-name="P3" draw:layer="layout" svg:x1="23.135cm" svg:y1="14.091cm" svg:x2="29.531cm" svg:y2="14.091cm">
          <text:p/>
        </draw:line>
        <draw:line draw:style-name="gr4" draw:text-style-name="P3" draw:layer="layout" svg:x1="23.135cm" svg:y1="7.695cm" svg:x2="23.135cm" svg:y2="14.091cm">
          <text:p/>
        </draw:line>
        <draw:line draw:style-name="gr4" draw:text-style-name="P3" draw:layer="layout" svg:x1="24.733cm" svg:y1="7.695cm" svg:x2="24.733cm" svg:y2="14.091cm">
          <text:p/>
        </draw:line>
        <draw:line draw:style-name="gr4" draw:text-style-name="P3" draw:layer="layout" svg:x1="26.335cm" svg:y1="7.695cm" svg:x2="26.335cm" svg:y2="14.091cm">
          <text:p/>
        </draw:line>
        <draw:line draw:style-name="gr4" draw:text-style-name="P3" draw:layer="layout" svg:x1="27.933cm" svg:y1="7.695cm" svg:x2="27.933cm" svg:y2="9.297cm">
          <text:p/>
        </draw:line>
        <draw:line draw:style-name="gr4" draw:text-style-name="P3" draw:layer="layout" svg:x1="29.531cm" svg:y1="7.695cm" svg:x2="29.531cm" svg:y2="9.297cm">
          <text:p/>
        </draw:line>
        <draw:line draw:style-name="gr4" draw:text-style-name="P3" draw:layer="layout" svg:x1="27.933cm" svg:y1="9.293cm" svg:x2="27.933cm" svg:y2="10.895cm">
          <text:p/>
        </draw:line>
        <draw:line draw:style-name="gr4" draw:text-style-name="P3" draw:layer="layout" svg:x1="29.531cm" svg:y1="9.293cm" svg:x2="29.531cm" svg:y2="10.895cm">
          <text:p/>
        </draw:line>
        <draw:line draw:style-name="gr4" draw:text-style-name="P3" draw:layer="layout" svg:x1="27.933cm" svg:y1="10.891cm" svg:x2="27.933cm" svg:y2="12.493cm">
          <text:p/>
        </draw:line>
        <draw:line draw:style-name="gr4" draw:text-style-name="P3" draw:layer="layout" svg:x1="29.531cm" svg:y1="10.891cm" svg:x2="29.531cm" svg:y2="12.493cm">
          <text:p/>
        </draw:line>
        <draw:line draw:style-name="gr4" draw:text-style-name="P3" draw:layer="layout" svg:x1="27.933cm" svg:y1="12.489cm" svg:x2="27.933cm" svg:y2="14.091cm">
          <text:p/>
        </draw:line>
        <draw:line draw:style-name="gr4" draw:text-style-name="P3" draw:layer="layout" svg:x1="29.531cm" svg:y1="12.489cm" svg:x2="29.531cm" svg:y2="14.091cm">
          <text:p/>
        </draw:line>
        <draw:line draw:style-name="gr4" draw:text-style-name="P3" draw:layer="layout" svg:x1="29.531cm" svg:y1="7.695cm" svg:x2="29.531cm" svg:y2="14.091cm">
          <text:p/>
        </draw:line>
        <draw:frame draw:style-name="gr5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6" draw:text-style-name="P6" draw:layer="layout" svg:width="3.355cm" svg:height="0.568cm" svg:x="24.769cm" svg:y="6.318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505cm" svg:height="0.462cm" svg:x="23.199cm" svg:y="7.119cm">
          <draw:text-box>
            <text:p text:style-name="P4"><text:span text:style-name="T1">Irrelevant</text:span></text:p>
          </draw:text-box>
        </draw:frame>
        <draw:frame draw:style-name="gr8" draw:text-style-name="P5" draw:layer="layout" svg:width="1.23cm" svg:height="0.462cm" svg:x="24.917cm" svg:y="7.119cm">
          <draw:text-box>
            <text:p text:style-name="P4"><text:span text:style-name="T1">Positive</text:span></text:p>
          </draw:text-box>
        </draw:frame>
        <draw:frame draw:style-name="gr9" draw:text-style-name="P5" draw:layer="layout" svg:width="1.162cm" svg:height="0.462cm" svg:x="26.565cm" svg:y="7.119cm">
          <draw:text-box>
            <text:p text:style-name="P4"><text:span text:style-name="T1">Neutral</text:span></text:p>
          </draw:text-box>
        </draw:frame>
        <draw:frame draw:style-name="gr10" draw:text-style-name="P5" draw:layer="layout" svg:width="1.386cm" svg:height="0.462cm" svg:x="28.032cm" svg:y="7.119cm">
          <draw:text-box>
            <text:p text:style-name="P4"><text:span text:style-name="T1">Negative</text:span></text:p>
          </draw:text-box>
        </draw:frame>
        <draw:frame draw:style-name="gr11" draw:text-style-name="P6" draw:layer="layout" svg:width="2.707cm" svg:height="0.568cm" draw:transform="rotate (1.5707963267949) translate (21.758cm 12.141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505cm" svg:height="0.462cm" draw:transform="rotate (1.5707963267949) translate (22.559cm 9.234cm)">
          <draw:text-box>
            <text:p text:style-name="P4"><text:span text:style-name="T1">Irrelevant</text:span></text:p>
          </draw:text-box>
        </draw:frame>
        <draw:frame draw:style-name="gr12" draw:text-style-name="P7" draw:layer="layout" svg:width="1.137cm" svg:height="0.738cm" svg:x="23.423cm" svg:y="8.18cm">
          <draw:text-box>
            <text:p text:style-name="P4"><text:span text:style-name="T3">1000</text:span></text:p>
          </draw:text-box>
        </draw:frame>
        <draw:frame draw:style-name="gr12" draw:text-style-name="P7" draw:layer="layout" svg:width="0.629cm" svg:height="0.738cm" svg:x="25.221cm" svg:y="8.18cm">
          <draw:text-box>
            <text:p text:style-name="P4"><text:span text:style-name="T3">11</text:span></text:p>
          </draw:text-box>
        </draw:frame>
        <draw:frame draw:style-name="gr12" draw:text-style-name="P7" draw:layer="layout" svg:width="0.629cm" svg:height="0.738cm" svg:x="27.019cm" svg:y="8.18cm">
          <draw:text-box>
            <text:p text:style-name="P4"><text:span text:style-name="T3">6</text:span></text:p>
          </draw:text-box>
        </draw:frame>
        <draw:frame draw:style-name="gr13" draw:text-style-name="P7" draw:layer="layout" svg:width="0.563cm" svg:height="0.738cm" svg:x="28.576cm" svg:y="8.18cm">
          <draw:text-box>
            <text:p text:style-name="P4"><text:span text:style-name="T3">0</text:span></text:p>
          </draw:text-box>
        </draw:frame>
        <draw:frame draw:style-name="gr8" draw:text-style-name="P5" draw:layer="layout" svg:width="1.23cm" svg:height="0.462cm" draw:transform="rotate (1.5707963267949) translate (22.559cm 10.712cm)">
          <draw:text-box>
            <text:p text:style-name="P4"><text:span text:style-name="T1">Positive</text:span></text:p>
          </draw:text-box>
        </draw:frame>
        <draw:frame draw:style-name="gr13" draw:text-style-name="P7" draw:layer="layout" svg:width="0.569cm" svg:height="0.738cm" svg:x="23.678cm" svg:y="9.781cm">
          <draw:text-box>
            <text:p text:style-name="P4"><text:span text:style-name="T3">32</text:span></text:p>
          </draw:text-box>
        </draw:frame>
        <draw:frame draw:style-name="gr12" draw:text-style-name="P7" draw:layer="layout" svg:width="0.629cm" svg:height="0.738cm" svg:x="25.221cm" svg:y="9.781cm">
          <draw:text-box>
            <text:p text:style-name="P4"><text:span text:style-name="T3">15</text:span></text:p>
          </draw:text-box>
        </draw:frame>
        <draw:frame draw:style-name="gr13" draw:text-style-name="P7" draw:layer="layout" svg:width="0.563cm" svg:height="0.738cm" svg:x="26.978cm" svg:y="9.781cm">
          <draw:text-box>
            <text:p text:style-name="P4"><text:span text:style-name="T3">4</text:span></text:p>
          </draw:text-box>
        </draw:frame>
        <draw:frame draw:style-name="gr12" draw:text-style-name="P7" draw:layer="layout" svg:width="0.629cm" svg:height="0.738cm" svg:x="28.52cm" svg:y="9.781cm">
          <draw:text-box>
            <text:p text:style-name="P4"><text:span text:style-name="T3">0</text:span></text:p>
          </draw:text-box>
        </draw:frame>
        <draw:frame draw:style-name="gr9" draw:text-style-name="P5" draw:layer="layout" svg:width="1.162cm" svg:height="0.462cm" draw:transform="rotate (1.5707963267949) translate (22.559cm 12.264cm)">
          <draw:text-box>
            <text:p text:style-name="P4"><text:span text:style-name="T1">Neutral</text:span></text:p>
          </draw:text-box>
        </draw:frame>
        <draw:frame draw:style-name="gr13" draw:text-style-name="P7" draw:layer="layout" svg:width="0.569cm" svg:height="0.738cm" svg:x="23.678cm" svg:y="11.379cm">
          <draw:text-box>
            <text:p text:style-name="P4"><text:span text:style-name="T3">38</text:span></text:p>
          </draw:text-box>
        </draw:frame>
        <draw:frame draw:style-name="gr12" draw:text-style-name="P7" draw:layer="layout" svg:width="0.629cm" svg:height="0.738cm" svg:x="25.221cm" svg:y="11.379cm">
          <draw:text-box>
            <text:p text:style-name="P4"><text:span text:style-name="T3">10</text:span></text:p>
          </draw:text-box>
        </draw:frame>
        <draw:frame draw:style-name="gr12" draw:text-style-name="P7" draw:layer="layout" svg:width="0.629cm" svg:height="0.738cm" svg:x="27.019cm" svg:y="11.379cm">
          <draw:text-box>
            <text:p text:style-name="P4"><text:span text:style-name="T3">9</text:span></text:p>
          </draw:text-box>
        </draw:frame>
        <draw:frame draw:style-name="gr13" draw:text-style-name="P7" draw:layer="layout" svg:width="0.563cm" svg:height="0.738cm" svg:x="28.576cm" svg:y="11.379cm">
          <draw:text-box>
            <text:p text:style-name="P4"><text:span text:style-name="T3">0</text:span></text:p>
          </draw:text-box>
        </draw:frame>
        <draw:frame draw:style-name="gr10" draw:text-style-name="P5" draw:layer="layout" svg:width="1.386cm" svg:height="0.462cm" draw:transform="rotate (1.5707963267949) translate (22.559cm 13.993cm)">
          <draw:text-box>
            <text:p text:style-name="P4"><text:span text:style-name="T1">Negative</text:span></text:p>
          </draw:text-box>
        </draw:frame>
        <draw:frame draw:style-name="gr13" draw:text-style-name="P7" draw:layer="layout" svg:width="0.569cm" svg:height="0.738cm" svg:x="23.778cm" svg:y="12.977cm">
          <draw:text-box>
            <text:p text:style-name="P4"><text:span text:style-name="T3">20</text:span></text:p>
          </draw:text-box>
        </draw:frame>
        <draw:frame draw:style-name="gr13" draw:text-style-name="P7" draw:layer="layout" svg:width="0.563cm" svg:height="0.738cm" svg:x="25.379cm" svg:y="12.977cm">
          <draw:text-box>
            <text:p text:style-name="P4"><text:span text:style-name="T3">3</text:span></text:p>
          </draw:text-box>
        </draw:frame>
        <draw:frame draw:style-name="gr12" draw:text-style-name="P7" draw:layer="layout" svg:width="0.629cm" svg:height="0.738cm" svg:x="27.019cm" svg:y="12.977cm">
          <draw:text-box>
            <text:p text:style-name="P4"><text:span text:style-name="T3">2</text:span></text:p>
          </draw:text-box>
        </draw:frame>
        <draw:frame draw:style-name="gr13" draw:text-style-name="P7" draw:layer="layout" svg:width="0.563cm" svg:height="0.738cm" svg:x="28.576cm" svg:y="12.977cm">
          <draw:text-box>
            <text:p text:style-name="P4"><text:span text:style-name="T3">0</text:span></text:p>
          </draw:text-box>
        </draw:frame>
        <draw:polygon draw:style-name="gr1" draw:text-style-name="P1" draw:layer="layout" svg:width="1.601cm" svg:height="1.601cm" svg:x="9.824cm" svg:y="7.692cm" svg:viewBox="0 0 1602 1602" draw:points="0,1602 1602,1602 1602,0 0,0">
          <text:p/>
        </draw:polygon>
        <draw:polygon draw:style-name="gr2" draw:text-style-name="P2" draw:layer="layout" svg:width="4.798cm" svg:height="1.601cm" svg:x="11.422cm" svg:y="7.692cm" svg:viewBox="0 0 4799 1602" draw:points="0,1602 4799,1602 4799,0 0,0">
          <text:p/>
        </draw:polygon>
        <draw:polygon draw:style-name="gr2" draw:text-style-name="P2" draw:layer="layout" svg:width="1.601cm" svg:height="1.601cm" svg:x="9.824cm" svg:y="9.29cm" svg:viewBox="0 0 1602 1602" draw:points="0,1602 1602,1602 1602,0 0,0">
          <text:p/>
        </draw:polygon>
        <draw:polygon draw:style-name="gr3" draw:text-style-name="P1" draw:layer="layout" svg:width="1.601cm" svg:height="1.601cm" svg:x="11.422cm" svg:y="9.29cm" svg:viewBox="0 0 1602 1602" draw:points="0,1602 1602,1602 1602,0 0,0">
          <text:p/>
        </draw:polygon>
        <draw:polygon draw:style-name="gr2" draw:text-style-name="P2" draw:layer="layout" svg:width="3.2cm" svg:height="1.601cm" svg:x="13.023cm" svg:y="9.29cm" svg:viewBox="0 0 3201 1602" draw:points="0,1602 3201,1602 3201,0 0,0">
          <text:p/>
        </draw:polygon>
        <draw:polygon draw:style-name="gr2" draw:text-style-name="P2" draw:layer="layout" svg:width="3.199cm" svg:height="1.601cm" svg:x="9.824cm" svg:y="10.888cm" svg:viewBox="0 0 3200 1602" draw:points="0,1602 3200,1602 3200,0 0,0">
          <text:p/>
        </draw:polygon>
        <draw:polygon draw:style-name="gr3" draw:text-style-name="P1" draw:layer="layout" svg:width="1.602cm" svg:height="1.601cm" svg:x="13.023cm" svg:y="10.888cm" svg:viewBox="0 0 1603 1602" draw:points="0,1602 1603,1602 1603,0 0,0">
          <text:p/>
        </draw:polygon>
        <draw:polygon draw:style-name="gr2" draw:text-style-name="P2" draw:layer="layout" svg:width="1.601cm" svg:height="1.601cm" svg:x="14.622cm" svg:y="10.888cm" svg:viewBox="0 0 1602 1602" draw:points="0,1602 1602,1602 1602,0 0,0">
          <text:p/>
        </draw:polygon>
        <draw:polygon draw:style-name="gr2" draw:text-style-name="P2" draw:layer="layout" svg:width="4.798cm" svg:height="1.601cm" svg:x="9.824cm" svg:y="12.486cm" svg:viewBox="0 0 4799 1602" draw:points="0,1602 4799,1602 4799,0 0,0">
          <text:p/>
        </draw:polygon>
        <draw:polygon draw:style-name="gr1" draw:text-style-name="P1" draw:layer="layout" svg:width="1.601cm" svg:height="1.601cm" svg:x="14.622cm" svg:y="12.486cm" svg:viewBox="0 0 1602 1602" draw:points="0,1602 1602,1602 1602,0 0,0">
          <text:p/>
        </draw:polygon>
        <draw:line draw:style-name="gr4" draw:text-style-name="P3" draw:layer="layout" svg:x1="9.827cm" svg:y1="7.695cm" svg:x2="16.223cm" svg:y2="7.695cm">
          <text:p/>
        </draw:line>
        <draw:line draw:style-name="gr4" draw:text-style-name="P3" draw:layer="layout" svg:x1="9.827cm" svg:y1="9.293cm" svg:x2="16.223cm" svg:y2="9.293cm">
          <text:p/>
        </draw:line>
        <draw:line draw:style-name="gr4" draw:text-style-name="P3" draw:layer="layout" svg:x1="9.827cm" svg:y1="10.891cm" svg:x2="16.223cm" svg:y2="10.891cm">
          <text:p/>
        </draw:line>
        <draw:line draw:style-name="gr4" draw:text-style-name="P3" draw:layer="layout" svg:x1="9.827cm" svg:y1="12.493cm" svg:x2="11.429cm" svg:y2="12.493cm">
          <text:p/>
        </draw:line>
        <draw:line draw:style-name="gr4" draw:text-style-name="P3" draw:layer="layout" svg:x1="9.827cm" svg:y1="14.091cm" svg:x2="11.429cm" svg:y2="14.091cm">
          <text:p/>
        </draw:line>
        <draw:line draw:style-name="gr4" draw:text-style-name="P3" draw:layer="layout" svg:x1="11.425cm" svg:y1="12.493cm" svg:x2="13.027cm" svg:y2="12.493cm">
          <text:p/>
        </draw:line>
        <draw:line draw:style-name="gr4" draw:text-style-name="P3" draw:layer="layout" svg:x1="11.425cm" svg:y1="14.091cm" svg:x2="13.027cm" svg:y2="14.091cm">
          <text:p/>
        </draw:line>
        <draw:line draw:style-name="gr4" draw:text-style-name="P3" draw:layer="layout" svg:x1="13.023cm" svg:y1="12.493cm" svg:x2="14.625cm" svg:y2="12.493cm">
          <text:p/>
        </draw:line>
        <draw:line draw:style-name="gr4" draw:text-style-name="P3" draw:layer="layout" svg:x1="13.023cm" svg:y1="14.091cm" svg:x2="14.625cm" svg:y2="14.091cm">
          <text:p/>
        </draw:line>
        <draw:line draw:style-name="gr4" draw:text-style-name="P3" draw:layer="layout" svg:x1="14.625cm" svg:y1="12.493cm" svg:x2="16.223cm" svg:y2="12.493cm">
          <text:p/>
        </draw:line>
        <draw:line draw:style-name="gr4" draw:text-style-name="P3" draw:layer="layout" svg:x1="14.625cm" svg:y1="14.091cm" svg:x2="16.223cm" svg:y2="14.091cm">
          <text:p/>
        </draw:line>
        <draw:line draw:style-name="gr4" draw:text-style-name="P3" draw:layer="layout" svg:x1="9.827cm" svg:y1="14.091cm" svg:x2="16.223cm" svg:y2="14.091cm">
          <text:p/>
        </draw:line>
        <draw:line draw:style-name="gr4" draw:text-style-name="P3" draw:layer="layout" svg:x1="9.827cm" svg:y1="7.695cm" svg:x2="9.827cm" svg:y2="14.091cm">
          <text:p/>
        </draw:line>
        <draw:line draw:style-name="gr4" draw:text-style-name="P3" draw:layer="layout" svg:x1="11.425cm" svg:y1="7.695cm" svg:x2="11.425cm" svg:y2="14.091cm">
          <text:p/>
        </draw:line>
        <draw:line draw:style-name="gr4" draw:text-style-name="P3" draw:layer="layout" svg:x1="13.027cm" svg:y1="7.695cm" svg:x2="13.027cm" svg:y2="14.091cm">
          <text:p/>
        </draw:line>
        <draw:line draw:style-name="gr4" draw:text-style-name="P3" draw:layer="layout" svg:x1="14.625cm" svg:y1="7.695cm" svg:x2="14.625cm" svg:y2="9.297cm">
          <text:p/>
        </draw:line>
        <draw:line draw:style-name="gr4" draw:text-style-name="P3" draw:layer="layout" svg:x1="16.223cm" svg:y1="7.695cm" svg:x2="16.223cm" svg:y2="9.297cm">
          <text:p/>
        </draw:line>
        <draw:line draw:style-name="gr4" draw:text-style-name="P3" draw:layer="layout" svg:x1="14.625cm" svg:y1="9.293cm" svg:x2="14.625cm" svg:y2="10.895cm">
          <text:p/>
        </draw:line>
        <draw:line draw:style-name="gr4" draw:text-style-name="P3" draw:layer="layout" svg:x1="16.223cm" svg:y1="9.293cm" svg:x2="16.223cm" svg:y2="10.895cm">
          <text:p/>
        </draw:line>
        <draw:line draw:style-name="gr4" draw:text-style-name="P3" draw:layer="layout" svg:x1="14.625cm" svg:y1="10.891cm" svg:x2="14.625cm" svg:y2="12.493cm">
          <text:p/>
        </draw:line>
        <draw:line draw:style-name="gr4" draw:text-style-name="P3" draw:layer="layout" svg:x1="16.223cm" svg:y1="10.891cm" svg:x2="16.223cm" svg:y2="12.493cm">
          <text:p/>
        </draw:line>
        <draw:line draw:style-name="gr4" draw:text-style-name="P3" draw:layer="layout" svg:x1="14.625cm" svg:y1="12.489cm" svg:x2="14.625cm" svg:y2="14.091cm">
          <text:p/>
        </draw:line>
        <draw:line draw:style-name="gr4" draw:text-style-name="P3" draw:layer="layout" svg:x1="16.223cm" svg:y1="12.489cm" svg:x2="16.223cm" svg:y2="14.091cm">
          <text:p/>
        </draw:line>
        <draw:line draw:style-name="gr4" draw:text-style-name="P3" draw:layer="layout" svg:x1="16.223cm" svg:y1="7.695cm" svg:x2="16.223cm" svg:y2="14.091cm">
          <text:p/>
        </draw:line>
        <draw:frame draw:style-name="gr6" draw:text-style-name="P6" draw:layer="layout" svg:width="3.355cm" svg:height="0.568cm" svg:x="11.461cm" svg:y="6.318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505cm" svg:height="0.462cm" svg:x="9.891cm" svg:y="7.119cm">
          <draw:text-box>
            <text:p text:style-name="P4"><text:span text:style-name="T1">Irrelevant</text:span></text:p>
          </draw:text-box>
        </draw:frame>
        <draw:frame draw:style-name="gr8" draw:text-style-name="P5" draw:layer="layout" svg:width="1.23cm" svg:height="0.462cm" svg:x="11.609cm" svg:y="7.119cm">
          <draw:text-box>
            <text:p text:style-name="P4"><text:span text:style-name="T1">Positive</text:span></text:p>
          </draw:text-box>
        </draw:frame>
        <draw:frame draw:style-name="gr9" draw:text-style-name="P5" draw:layer="layout" svg:width="1.162cm" svg:height="0.462cm" svg:x="13.257cm" svg:y="7.119cm">
          <draw:text-box>
            <text:p text:style-name="P4"><text:span text:style-name="T1">Neutral</text:span></text:p>
          </draw:text-box>
        </draw:frame>
        <draw:frame draw:style-name="gr10" draw:text-style-name="P5" draw:layer="layout" svg:width="1.386cm" svg:height="0.462cm" svg:x="14.724cm" svg:y="7.119cm">
          <draw:text-box>
            <text:p text:style-name="P4"><text:span text:style-name="T1">Negative</text:span></text:p>
          </draw:text-box>
        </draw:frame>
        <draw:frame draw:style-name="gr11" draw:text-style-name="P6" draw:layer="layout" svg:width="2.707cm" svg:height="0.568cm" draw:transform="rotate (1.5707963267949) translate (8.45cm 12.141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505cm" svg:height="0.462cm" draw:transform="rotate (1.5707963267949) translate (9.251cm 9.234cm)">
          <draw:text-box>
            <text:p text:style-name="P4"><text:span text:style-name="T1">Irrelevant</text:span></text:p>
          </draw:text-box>
        </draw:frame>
        <draw:frame draw:style-name="gr12" draw:text-style-name="P7" draw:layer="layout" svg:width="0.853cm" svg:height="0.738cm" svg:x="10.215cm" svg:y="8.18cm">
          <draw:text-box>
            <text:p text:style-name="P4"><text:span text:style-name="T3">997</text:span></text:p>
          </draw:text-box>
        </draw:frame>
        <draw:frame draw:style-name="gr12" draw:text-style-name="P7" draw:layer="layout" svg:width="0.629cm" svg:height="0.738cm" svg:x="11.913cm" svg:y="8.18cm">
          <draw:text-box>
            <text:p text:style-name="P4"><text:span text:style-name="T3">12</text:span></text:p>
          </draw:text-box>
        </draw:frame>
        <draw:frame draw:style-name="gr12" draw:text-style-name="P7" draw:layer="layout" svg:width="0.629cm" svg:height="0.738cm" svg:x="13.711cm" svg:y="8.18cm">
          <draw:text-box>
            <text:p text:style-name="P4"><text:span text:style-name="T3">8</text:span></text:p>
          </draw:text-box>
        </draw:frame>
        <draw:frame draw:style-name="gr13" draw:text-style-name="P7" draw:layer="layout" svg:width="0.563cm" svg:height="0.738cm" svg:x="15.268cm" svg:y="8.18cm">
          <draw:text-box>
            <text:p text:style-name="P4"><text:span text:style-name="T3">0</text:span></text:p>
          </draw:text-box>
        </draw:frame>
        <draw:frame draw:style-name="gr8" draw:text-style-name="P5" draw:layer="layout" svg:width="1.23cm" svg:height="0.462cm" draw:transform="rotate (1.5707963267949) translate (9.251cm 10.712cm)">
          <draw:text-box>
            <text:p text:style-name="P4"><text:span text:style-name="T1">Positive</text:span></text:p>
          </draw:text-box>
        </draw:frame>
        <draw:frame draw:style-name="gr13" draw:text-style-name="P7" draw:layer="layout" svg:width="0.569cm" svg:height="0.738cm" svg:x="10.37cm" svg:y="9.781cm">
          <draw:text-box>
            <text:p text:style-name="P4"><text:span text:style-name="T3">32</text:span></text:p>
          </draw:text-box>
        </draw:frame>
        <draw:frame draw:style-name="gr12" draw:text-style-name="P7" draw:layer="layout" svg:width="0.629cm" svg:height="0.738cm" svg:x="11.913cm" svg:y="9.781cm">
          <draw:text-box>
            <text:p text:style-name="P4"><text:span text:style-name="T3">16</text:span></text:p>
          </draw:text-box>
        </draw:frame>
        <draw:frame draw:style-name="gr13" draw:text-style-name="P7" draw:layer="layout" svg:width="0.563cm" svg:height="0.738cm" svg:x="13.67cm" svg:y="9.781cm">
          <draw:text-box>
            <text:p text:style-name="P4"><text:span text:style-name="T3">3</text:span></text:p>
          </draw:text-box>
        </draw:frame>
        <draw:frame draw:style-name="gr12" draw:text-style-name="P7" draw:layer="layout" svg:width="0.629cm" svg:height="0.738cm" svg:x="15.312cm" svg:y="9.781cm">
          <draw:text-box>
            <text:p text:style-name="P4"><text:span text:style-name="T3">0</text:span></text:p>
          </draw:text-box>
        </draw:frame>
        <draw:frame draw:style-name="gr9" draw:text-style-name="P5" draw:layer="layout" svg:width="1.162cm" svg:height="0.462cm" draw:transform="rotate (1.5707963267949) translate (9.251cm 12.264cm)">
          <draw:text-box>
            <text:p text:style-name="P4"><text:span text:style-name="T1">Neutral</text:span></text:p>
          </draw:text-box>
        </draw:frame>
        <draw:frame draw:style-name="gr13" draw:text-style-name="P7" draw:layer="layout" svg:width="0.569cm" svg:height="0.738cm" svg:x="10.37cm" svg:y="11.379cm">
          <draw:text-box>
            <text:p text:style-name="P4"><text:span text:style-name="T3">36</text:span></text:p>
          </draw:text-box>
        </draw:frame>
        <draw:frame draw:style-name="gr12" draw:text-style-name="P7" draw:layer="layout" svg:width="0.629cm" svg:height="0.738cm" svg:x="11.913cm" svg:y="11.379cm">
          <draw:text-box>
            <text:p text:style-name="P4"><text:span text:style-name="T3">11</text:span></text:p>
          </draw:text-box>
        </draw:frame>
        <draw:frame draw:style-name="gr12" draw:text-style-name="P7" draw:layer="layout" svg:width="0.629cm" svg:height="0.738cm" svg:x="13.511cm" svg:y="11.379cm">
          <draw:text-box>
            <text:p text:style-name="P4"><text:span text:style-name="T3">10</text:span></text:p>
          </draw:text-box>
        </draw:frame>
        <draw:frame draw:style-name="gr13" draw:text-style-name="P7" draw:layer="layout" svg:width="0.563cm" svg:height="0.738cm" svg:x="15.268cm" svg:y="11.379cm">
          <draw:text-box>
            <text:p text:style-name="P4"><text:span text:style-name="T3">0</text:span></text:p>
          </draw:text-box>
        </draw:frame>
        <draw:frame draw:style-name="gr10" draw:text-style-name="P5" draw:layer="layout" svg:width="1.386cm" svg:height="0.462cm" draw:transform="rotate (1.5707963267949) translate (9.251cm 13.993cm)">
          <draw:text-box>
            <text:p text:style-name="P4"><text:span text:style-name="T1">Negative</text:span></text:p>
          </draw:text-box>
        </draw:frame>
        <draw:frame draw:style-name="gr13" draw:text-style-name="P7" draw:layer="layout" svg:width="0.569cm" svg:height="0.738cm" svg:x="10.37cm" svg:y="12.977cm">
          <draw:text-box>
            <text:p text:style-name="P4"><text:span text:style-name="T3">19</text:span></text:p>
          </draw:text-box>
        </draw:frame>
        <draw:frame draw:style-name="gr13" draw:text-style-name="P7" draw:layer="layout" svg:width="0.563cm" svg:height="0.738cm" svg:x="12.071cm" svg:y="12.977cm">
          <draw:text-box>
            <text:p text:style-name="P4"><text:span text:style-name="T3">3</text:span></text:p>
          </draw:text-box>
        </draw:frame>
        <draw:frame draw:style-name="gr12" draw:text-style-name="P7" draw:layer="layout" svg:width="0.629cm" svg:height="0.738cm" svg:x="13.711cm" svg:y="12.977cm">
          <draw:text-box>
            <text:p text:style-name="P4"><text:span text:style-name="T3">3</text:span></text:p>
          </draw:text-box>
        </draw:frame>
        <draw:frame draw:style-name="gr13" draw:text-style-name="P7" draw:layer="layout" svg:width="0.563cm" svg:height="0.738cm" svg:x="15.268cm" svg:y="12.977cm">
          <draw:text-box>
            <text:p text:style-name="P4"><text:span text:style-name="T3">0</text:span></text:p>
          </draw:text-box>
        </draw:frame>
        <draw:frame draw:style-name="gr14" draw:text-style-name="P8" draw:layer="layout" svg:width="3.135cm" svg:height="0.937cm" svg:x="10.863cm" svg:y="3.143cm">
          <draw:text-box>
            <text:p>Before fs</text:p>
          </draw:text-box>
        </draw:frame>
        <draw:frame draw:style-name="gr14" draw:text-style-name="P8" draw:layer="layout" svg:width="2.618cm" svg:height="0.937cm" svg:x="23.817cm" svg:y="3.27cm">
          <draw:text-box>
            <text:p>After 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23:36:51.638962788</dc:date>
    <meta:editing-duration>PT26M12S</meta:editing-duration>
    <meta:editing-cycles>13</meta:editing-cycles>
    <meta:generator>LibreOffice/6.0.7.3$Linux_X86_64 LibreOffice_project/00m0$Build-3</meta:generator>
    <meta:document-statistic meta:object-count="123"/>
  </office:meta>
</office:document-meta>
</file>